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80000790600003B10420B0814.svm"/>
  <manifest:file-entry manifest:media-type="" manifest:full-path="Pictures/200000730000790600003B10F0A63269.svm"/>
  <manifest:file-entry manifest:media-type="" manifest:full-path="Pictures/200000180000790600003B10F80F0167.svm"/>
  <manifest:file-entry manifest:media-type="" manifest:full-path="Pictures/200000180000790600003B10B14D9D73.svm"/>
  <manifest:file-entry manifest:media-type="" manifest:full-path="Pictures/200001180000790600003B104DDB7ADE.svm"/>
  <manifest:file-entry manifest:media-type="" manifest:full-path="Pictures/200000180000790600003B10235144C6.svm"/>
  <manifest:file-entry manifest:media-type="" manifest:full-path="Pictures/200002150000790600003B10DE6FF734.svm"/>
  <manifest:file-entry manifest:media-type="" manifest:full-path="Pictures/200001310000790600003B10A95F2C12.svm"/>
  <manifest:file-entry manifest:media-type="" manifest:full-path="Pictures/200000180000790600003B108B9FA90B.svm"/>
  <manifest:file-entry manifest:media-type="" manifest:full-path="Pictures/200000070000791900003B23A6AACB3B.svm"/>
  <manifest:file-entry manifest:media-type="" manifest:full-path="Pictures/200002150000790600003B10309EE6F9.svm"/>
  <manifest:file-entry manifest:media-type="" manifest:full-path="Pictures/200002690000790600003B10C96B100E.svm"/>
  <manifest:file-entry manifest:media-type="" manifest:full-path="Pictures/200001340000790600003B103EF2534E.svm"/>
  <manifest:file-entry manifest:media-type="" manifest:full-path="Pictures/200001560000790600003B10070D9F74.svm"/>
  <manifest:file-entry manifest:media-type="" manifest:full-path="Pictures/200000180000790600003B10FA06640A.svm"/>
  <manifest:file-entry manifest:media-type="" manifest:full-path="Pictures/200000180000790600003B10040486EA.svm"/>
  <manifest:file-entry manifest:media-type="" manifest:full-path="Pictures/200000070000791900003B23A7E18BEE.svm"/>
  <manifest:file-entry manifest:media-type="" manifest:full-path="Pictures/200000070000791900003B23771E439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ourier New" fo:font-size="10pt" fo:font-style="italic" style:text-underline-style="solid" style:text-underline-width="auto" style:text-underline-color="font-color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fo:font-style="italic" style:text-underline-style="solid" style:text-underline-width="auto" style:text-underline-color="font-color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font-style="italic" style:text-underline-style="solid" style:text-underline-width="auto" style:text-underline-color="font-color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font-style="normal" style:text-underline-style="solid" style:text-underline-width="auto" style:text-underline-color="font-color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urier New" fo:font-size="14pt" fo:font-style="italic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ourier New" fo:font-size="14pt" fo:font-style="italic" style:text-underline-style="solid" style:text-underline-width="auto" style:text-underline-color="font-color" fo:font-weight="bold" style:font-name-asian="Courier New" style:font-size-asian="14pt" style:font-style-asian="italic" style:font-weight-asian="bold" style:font-name-complex="Courier New" style:font-size-complex="14pt" style:font-style-complex="italic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font-name="Courier New" fo:font-size="14pt" fo:font-style="italic" style:text-underline-style="none" fo:font-weight="bold" style:font-name-asian="Courier New" style:font-size-asian="14pt" style:font-style-asian="italic" style:font-weight-asian="bold" style:font-name-complex="Courier New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Courier New" fo:font-size="14pt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font-name="Courier New" fo:font-size="14pt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font-name="Courier New" fo:font-size="14pt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ourier New" fo:font-size="14pt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font-name="Courier New" fo:font-size="14pt" fo:font-style="normal" style:text-underline-style="solid" style:text-underline-width="auto" style:text-underline-color="font-color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ourier New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ourier New" fo:font-size="16pt" fo:font-style="italic" style:text-underline-style="solid" style:text-underline-width="auto" style:text-underline-color="font-color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Courier New" fo:font-size="16pt" fo:font-style="italic" style:text-underline-style="solid" style:text-underline-width="auto" style:text-underline-color="font-color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6pt" style:font-name-asian="Courier New" style:font-size-asian="16pt" style:font-name-complex="Courier New" style:font-size-complex="16pt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6pt" style:font-name-asian="Courier New" style:font-size-asian="16pt" style:font-name-complex="Courier New" style:font-size-complex="16pt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16pt" style:text-underline-style="none" style:font-name-asian="Courier New" style:font-size-asian="16pt" style:font-name-complex="Courier New" style:font-size-complex="16pt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8pt" style:font-size-asian="18pt" style:font-size-complex="18pt"/>
    </style:style>
    <style:style style:name="P29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text-align="justify" style:justify-single-word="false"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text-align="center" style:justify-single-word="false" style:text-autospace="none"/>
      <style:text-properties fo:color="#228b22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text-align="justify" style:justify-single-word="false"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text-align="center" style:justify-single-word="false"/>
      <style:text-properties fo:color="#000080" style:font-name="Times New Roman" fo:font-size="16pt" fo:language="zxx" fo:country="none" style:text-underline-style="none" style:font-name-asian="Courier New" style:font-size-asian="16pt" style:language-asian="zxx" style:country-asian="none" style:font-name-complex="Courier New" style:font-size-complex="16pt" style:language-complex="zxx" style:country-complex="none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80" style:font-name="Times New Roman" fo:font-size="16pt" fo:letter-spacing="normal" fo:language="zxx" fo:country="none" fo:font-style="normal" style:text-underline-style="none" fo:font-weight="normal" style:font-name-asian="Courier New" style:font-size-asian="16pt" style:language-asian="zxx" style:country-asian="none" style:font-name-complex="Courier New" style:font-size-complex="16pt" style:language-complex="zxx" style:country-complex="none"/>
    </style:style>
    <style:style style:name="P38" style:family="paragraph" style:parent-style-name="Standard">
      <style:paragraph-properties style:text-autospace="none"/>
      <style:text-properties fo:color="#a020f0"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style:text-autospace="none"/>
    </style:style>
    <style:style style:name="P40" style:family="paragraph" style:parent-style-name="Standard">
      <style:paragraph-properties fo:text-align="justify" style:justify-single-word="false" style:text-autospace="none"/>
      <style:text-properties fo:color="#000000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style:text-autospace="none"/>
      <style:text-properties fo:color="#000000" style:font-name="Courier New" fo:font-size="14pt" fo:font-style="italic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font-name="Courier New" fo:font-size="14pt" fo:font-style="italic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font-name="Courier New" fo:font-size="14pt" fo:font-style="italic" style:text-underline-style="solid" style:text-underline-width="auto" style:text-underline-color="font-color" fo:font-weight="bold" style:font-name-asian="Courier New" style:font-size-asian="14pt" style:font-style-asian="italic" style:font-weight-asian="bold" style:font-name-complex="Courier New" style:font-size-complex="14pt" style:font-style-complex="italic" style:font-weight-complex="bold"/>
    </style:style>
    <style:style style:name="P47" style:family="paragraph" style:parent-style-name="Standard">
      <style:paragraph-properties fo:text-align="justify" style:justify-single-word="false" style:text-autospace="none"/>
      <style:text-properties fo:color="#000000" style:font-name="Courier New" fo:font-size="14pt" fo:font-style="normal" style:text-underline-style="solid" style:text-underline-width="auto" style:text-underline-color="font-color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font-name="Courier New" fo:font-size="16pt" fo:font-style="italic" style:text-underline-style="solid" style:text-underline-width="auto" style:text-underline-color="font-color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font-name="Courier New" fo:font-size="16pt" fo:font-style="italic" style:text-underline-style="solid" style:text-underline-width="auto" style:text-underline-color="font-color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font-name="Courier New" fo:font-size="16pt" fo:font-style="normal" style:text-underline-style="solid" style:text-underline-width="auto" style:text-underline-color="font-color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/>
    </style:style>
    <style:style style:name="P52" style:family="paragraph" style:parent-style-name="Standard">
      <style:paragraph-properties fo:text-align="justify" style:justify-single-word="false"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style:text-autospace="none"/>
      <style:text-properties fo:color="#a020f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Footer">
      <style:paragraph-properties fo:text-align="center" style:justify-single-word="false"/>
    </style:style>
    <style:style style:name="T1" style:family="text">
      <style:text-properties fo:color="#0000ff"/>
    </style:style>
    <style:style style:name="T2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Times New Roman" fo:font-size="16pt" style:text-underline-style="none" style:font-name-asian="Courier New" style:font-size-asian="16pt" style:font-name-complex="Courier New" style:font-size-complex="16pt"/>
    </style:style>
    <style:style style:name="T7" style:family="text">
      <style:text-properties fo:color="#a020f0"/>
    </style:style>
    <style:style style:name="T8" style:family="text">
      <style:text-properties fo:color="#228b22"/>
    </style:style>
    <style:style style:name="T9" style:family="text"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80" style:font-name="Times New Roman" fo:font-size="16pt" fo:letter-spacing="normal" fo:language="zxx" fo:country="none" fo:font-style="normal" style:text-underline-style="none" fo:font-weight="normal" style:font-name-asian="Courier New" style:font-size-asian="16pt" style:language-asian="zxx" style:country-asian="none" style:font-name-complex="Courier New" style:font-size-complex="16pt" style:language-complex="zxx" style:country-complex="none"/>
    </style:style>
    <style:style style:name="T17" style:family="text">
      <style:text-properties style:text-underline-style="none"/>
    </style:style>
    <style:style style:name="T18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pan text:style-name="T15">Advanced Mathematics for Engineers,<text:line-break/>Laboratory Problems </text:span><text:line-break/></text:p>
      <text:p text:style-name="P26"/>
      <text:p text:style-name="P26"/>
      <text:p text:style-name="P26"/>
      <text:p text:style-name="P28">Report of <text:s/>Exercises for December 15, 2016 </text:p>
      <text:p text:style-name="P26"/>
      <text:p text:style-name="P26"/>
      <text:p text:style-name="P26"/>
      <text:p text:style-name="P26"/>
      <text:p text:style-name="P24">Karamat Adavi</text:p>
      <text:p text:style-name="P24">Matricular Number: 28715</text:p>
      <text:p text:style-name="P24">Student of Master Program Mechatronics <text:s text:c="2"/></text:p>
      <text:p text:style-name="P24">Email: <text:a xlink:type="simple" xlink:href="mailto:karamat.adavi@gmail.com" text:style-name="Internet_20_link" text:visited-style-name="Visited_20_Internet_20_Link"><text:span text:style-name="T17">karamat.adavi@gmail.com</text:span></text:a></text:p>
      <text:p text:style-name="P1"><text:span text:style-name="T6"><text:s/></text:span><text:a xlink:type="simple" xlink:href="mailto:%20karamat.adavi@hs-weingarten.de" text:style-name="Internet_20_link" text:visited-style-name="Visited_20_Internet_20_Link"><text:span text:style-name="T16">karamat.adavi@hs-weingarten.de</text:span></text:a></text:p>
      <text:p text:style-name="P36"/>
      <text:p text:style-name="P25"/>
      <text:p text:style-name="P25"/>
      <text:p text:style-name="P25"/>
      <text:p text:style-name="P24">Shahriar Javadi Marand</text:p>
      <text:p text:style-name="P24">Matricular Number: 28805</text:p>
      <text:p text:style-name="P27">Student of Master Program Electrical Engineering and Embedded Systems</text:p>
      <text:p text:style-name="P1"><text:span text:style-name="T6">Email: </text:span><text:a xlink:type="simple" xlink:href="mailto:shahriarjavadi@gmail.com" text:style-name="Internet_20_link" text:visited-style-name="Visited_20_Internet_20_Link"><text:span text:style-name="T16">shahriarjavadi@gmail.com</text:span></text:a></text:p>
      <text:p text:style-name="P37">shahriar.javadimarand@hs-weingarten.de</text:p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4"><text:s/></text:span><text:span text:style-name="T13">Statistics and Probability</text:span><text:span text:style-name="T12"> </text:span></text:p>
      <text:p text:style-name="P1"/>
      <text:p text:style-name="P30">%%%%%%%%%%%%%%%%%%%%%%%%%%%%%%</text:p>
      <text:p text:style-name="P30">%%%%%%%%%% <text:s text:c="13"/>%%%%%%</text:p>
      <text:p text:style-name="P30">%%%%%%%%%% <text:s/>Section a <text:s text:c="2"/>%%%%%%</text:p>
      <text:p text:style-name="P30">%%%%%%%%%% <text:s text:c="13"/>%%%%%%</text:p>
      <text:p text:style-name="P30">%%%%%%%%%%%%%%%%%%%%%%%%%%%%%%</text:p>
      <text:p text:style-name="P30"><text:s/></text:p>
      <text:p text:style-name="P30">% Define parameters</text:p>
      <text:p text:style-name="P3">a=7141;</text:p>
      <text:p text:style-name="P3">b=54773;</text:p>
      <text:p text:style-name="P3">x0=1;</text:p>
      <text:p text:style-name="P3">m=259200;</text:p>
      <text:p text:style-name="P3"><text:s/></text:p>
      <text:p text:style-name="P30">% Calculate sequence using recursion relation</text:p>
      <text:p text:style-name="P3">xn=zeros(259201,1);</text:p>
      <text:p text:style-name="P33"><text:span text:style-name="T1">for</text:span><text:span text:style-name="T3"> i=1:259201;</text:span></text:p>
      <text:p text:style-name="P3">xn(i)=mod(a*x0+b,m);</text:p>
      <text:p text:style-name="P3">x0=xn(i);</text:p>
      <text:p text:style-name="P3"><text:s/></text:p>
      <text:p text:style-name="P33"><text:span text:style-name="T1">if</text:span><text:span text:style-name="T3"> xn(1) == xn(i) ;</text:span></text:p>
      <text:p text:style-name="P33"><text:span text:style-name="T3"><text:s text:c="4"/>disp(</text:span><text:span text:style-name="T7">'Period'</text:span><text:span text:style-name="T3">);</text:span></text:p>
      <text:p text:style-name="P3"><text:s text:c="4"/>disp(i)</text:p>
      <text:p text:style-name="P35">else</text:p>
      <text:p text:style-name="P35"><text:s/></text:p>
      <text:p text:style-name="P35">end</text:p>
      <text:p text:style-name="P35"><text:s/></text:p>
      <text:p text:style-name="P35">end</text:p>
      <text:p text:style-name="P30">% Divide by m to give real numbers between 0 and 1</text:p>
      <text:p text:style-name="P33"><text:span text:style-name="T3">un=xn/m; <text:s text:c="2"/></text:span><text:span text:style-name="T8">% 'un' gives us values between 0 and 1</text:span></text:p>
      <text:p text:style-name="P3">xn;</text:p>
      <text:p text:style-name="P3">figure</text:p>
      <text:p text:style-name="P3">subplot(1,2,1)</text:p>
      <text:p text:style-name="P3">plot(xn(1:end));</text:p>
      <text:p text:style-name="P33"><text:span text:style-name="T3">title(</text:span><text:span text:style-name="T7">'Output of Generator'</text:span><text:span text:style-name="T3">)</text:span></text:p>
      <text:p text:style-name="P33"><text:span text:style-name="T3">grid </text:span><text:span text:style-name="T7">on</text:span></text:p>
      <text:p text:style-name="P30">%Plot 3-tuples of the u_i in 3D space</text:p>
      <text:p text:style-name="P3">subplot(1,2,2);</text:p>
      <text:p text:style-name="P33"><text:span text:style-name="T3">plot3(un(1:end-2),un(2:end-1),un(3:end),</text:span><text:span text:style-name="T7">'b.'</text:span><text:span text:style-name="T3">);</text:span></text:p>
      <text:p text:style-name="P33"><text:span text:style-name="T3">title(</text:span><text:span text:style-name="T7">'Normilized of Output'</text:span><text:span text:style-name="T3">)</text:span></text:p>
      <text:p text:style-name="P33"><text:span text:style-name="T3">grid </text:span><text:span text:style-name="T7">on</text:span></text:p>
      <text:p text:style-name="P33"><text:span text:style-name="T3">xlabel(</text:span><text:span text:style-name="T7">'u_i'</text:span><text:span text:style-name="T3">); ylabel(</text:span><text:span text:style-name="T7">'u_{i+1}'</text:span><text:span text:style-name="T3">); zlabel(</text:span><text:span text:style-name="T7">'u_{i+2}'</text:span><text:span text:style-name="T3">); grid(</text:span><text:span text:style-name="T7">'on'</text:span><text:span text:style-name="T3">);</text:span></text:p>
      <text:p text:style-name="P30">%%%%%%%%%%%%%%%%%%%%%%%%%%%%%%</text:p>
      <text:p text:style-name="P30">%%%%%%%%%% <text:s text:c="13"/>%%%%%%</text:p>
      <text:p text:style-name="P30">%%%%%%%%%% <text:s/>Section b <text:s text:c="2"/>%%%%%%</text:p>
      <text:p text:style-name="P30">%%%%%%%%%% <text:s text:c="13"/>%%%%%%</text:p>
      <text:p text:style-name="P30">%%%%%%%%%%%%%%%%%%%%%%%%%%%%%%</text:p>
      <text:p text:style-name="P30"><text:s/></text:p>
      <text:p text:style-name="P33"><text:span text:style-name="T3">b = de2bi(xn); <text:s text:c="2"/></text:span><text:span text:style-name="T8">% Convert decimal numbers to binary vectors</text:span></text:p>
      <text:p text:style-name="P30"><text:s/></text:p>
      <text:p text:style-name="P33"><text:span text:style-name="T3">[x1,x2]=size(b); <text:s/></text:span><text:span text:style-name="T8">%% x1 = row , x2 = column</text:span></text:p>
      <text:p text:style-name="P30"><text:s/></text:p>
      <text:p text:style-name="P3">SumofAllElements1=sum(b(:));</text:p>
      <text:p text:style-name="P3"><text:s/></text:p>
      <text:p text:style-name="P33"><text:span text:style-name="T3">Average1=SumofAllElements1/(x1*x2); </text:span><text:span text:style-name="T8">%%% <text:s/>The mean of Outputs of Generator </text:span></text:p>
      <text:p text:style-name="P30"/>
      <text:p text:style-name="P33"><text:soft-page-break/><text:span text:style-name="T3">disp(</text:span><text:span text:style-name="T7">'The mean of Outputs of Generator = '</text:span><text:span text:style-name="T3">);</text:span></text:p>
      <text:p text:style-name="P2">disp(Average1);</text:p>
      <text:p text:style-name="P30"/>
      <text:p text:style-name="P30">%%%%%%%%%%%%%%%%%%%%%%%%%%%%%%</text:p>
      <text:p text:style-name="P30">%%%%%%%%%% <text:s text:c="13"/>%%%%%%</text:p>
      <text:p text:style-name="P30">%%%%%%%%%% <text:s/>Section c <text:s text:c="2"/>%%%%%%</text:p>
      <text:p text:style-name="P30">%%%%%%%%%% <text:s text:c="13"/>%%%%%%</text:p>
      <text:p text:style-name="P30">%%%%%%%%%%%%%%%%%%%%%%%%%%%%%%</text:p>
      <text:p text:style-name="P30"><text:s/></text:p>
      <text:p text:style-name="P33"><text:span text:style-name="T3">vector = b(:) ; <text:s text:c="2"/></text:span><text:span text:style-name="T8">%% Convert of the matrix to the vector</text:span></text:p>
      <text:p text:style-name="P30"><text:s/></text:p>
      <text:p text:style-name="P33"><text:span text:style-name="T3">[y1,y2]=size(vector); </text:span><text:span text:style-name="T8">%% y1 = row , y2 = column</text:span></text:p>
      <text:p text:style-name="P30"><text:s/></text:p>
      <text:p text:style-name="P30">% SumofAllElements2=sum(vector(:));</text:p>
      <text:p text:style-name="P30"><text:s/></text:p>
      <text:p text:style-name="P30">% Average2=SumofAllElements2/(y1*y2)</text:p>
      <text:p text:style-name="P30"><text:s/></text:p>
      <text:p text:style-name="P30">% Applying the Neumann Filter</text:p>
      <text:p text:style-name="P3">n=1;</text:p>
      <text:p text:style-name="P33"><text:span text:style-name="T1">for</text:span><text:span text:style-name="T3"> i=1:2:y1-1</text:span></text:p>
      <text:p text:style-name="P33"><text:span text:style-name="T3"><text:s text:c="4"/></text:span><text:span text:style-name="T1">if</text:span><text:span text:style-name="T3"> vector(i)==1 &amp;&amp; vector(i+1)==0;</text:span></text:p>
      <text:p text:style-name="P3"><text:s text:c="8"/>z(n)=1;</text:p>
      <text:p text:style-name="P3"><text:s text:c="8"/>n=n+1;</text:p>
      <text:p text:style-name="P33"><text:span text:style-name="T3"><text:s text:c="4"/></text:span><text:span text:style-name="T1">elseif</text:span><text:span text:style-name="T3"> vector(i)==0 &amp;&amp; vector(i+1)==1;</text:span></text:p>
      <text:p text:style-name="P3"><text:s text:c="8"/>z(n)=0;</text:p>
      <text:p text:style-name="P3"><text:s text:c="8"/>n=n+1;</text:p>
      <text:p text:style-name="P33"><text:span text:style-name="T3"><text:s text:c="4"/></text:span><text:span text:style-name="T1">end</text:span></text:p>
      <text:p text:style-name="P35">end</text:p>
      <text:p text:style-name="P35"><text:s/></text:p>
      <text:p text:style-name="P33"><text:span text:style-name="T3">[p1,p2]=size(z); <text:s/></text:span><text:span text:style-name="T8">%% p1 = row , p2 = column</text:span></text:p>
      <text:p text:style-name="P30"><text:s/></text:p>
      <text:p text:style-name="P3">SumofAllElements3=sum(z(:));</text:p>
      <text:p text:style-name="P3"><text:s/></text:p>
      <text:p text:style-name="P33"><text:span text:style-name="T3">Average2=SumofAllElements3/(p1*p2) </text:span><text:span text:style-name="T8">% The mean after applying the Neumann Filter</text:span></text:p>
      <text:p text:style-name="P30"><text:s/></text:p>
      <text:p text:style-name="P30"><text:span text:style-name="T3">disp(</text:span><text:span text:style-name="T7">'The mean after applying the Neumann Filter ='</text:span><text:span text:style-name="T3">);</text:span></text:p>
      <text:p text:style-name="P2">disp(Average2);</text:p>
      <text:p text:style-name="P30"><text:s/></text:p>
      <text:p text:style-name="P3">figure</text:p>
      <text:p text:style-name="P3">subplot(1,2,1)</text:p>
      <text:p text:style-name="P33"><text:span text:style-name="T3">plot(Average1,</text:span><text:span text:style-name="T7">'*'</text:span><text:span text:style-name="T3">,</text:span><text:span text:style-name="T7">'MarkerSize'</text:span><text:span text:style-name="T3">,20);</text:span></text:p>
      <text:p text:style-name="P3">xlim([0.8 1.2])</text:p>
      <text:p text:style-name="P3">ylim([0.47 0.52])</text:p>
      <text:p text:style-name="P33"><text:span text:style-name="T3">title(</text:span><text:span text:style-name="T7">'The mean of Outputs of Generator'</text:span><text:span text:style-name="T3">)</text:span></text:p>
      <text:p text:style-name="P33"><text:span text:style-name="T3">grid </text:span><text:span text:style-name="T7">on</text:span></text:p>
      <text:p text:style-name="P30">%subplot(1,3,2)</text:p>
      <text:p text:style-name="P30">%plot(Average2,'m*','MarkerSize',20);</text:p>
      <text:p text:style-name="P30">%xlim([0.8 1.2])</text:p>
      <text:p text:style-name="P30">%ylim([0.47 0.52])</text:p>
      <text:p text:style-name="P30">%title('Value of Average2')</text:p>
      <text:p text:style-name="P30">%grid on</text:p>
      <text:p text:style-name="P3">subplot(1,2,2)</text:p>
      <text:p text:style-name="P33"><text:span text:style-name="T3">plot(Average2,</text:span><text:span text:style-name="T7">'r*'</text:span><text:span text:style-name="T3">,</text:span><text:span text:style-name="T7">'MarkerSize'</text:span><text:span text:style-name="T3">,20);</text:span></text:p>
      <text:p text:style-name="P3">xlim([0.8 1.2])</text:p>
      <text:p text:style-name="P3">ylim([0.44 0.46])</text:p>
      <text:p text:style-name="P33"><text:span text:style-name="T3">title(</text:span><text:span text:style-name="T7">'The mean after applying the Neumann Filter'</text:span><text:span text:style-name="T3">)</text:span></text:p>
      <text:p text:style-name="P33"><text:span text:style-name="T3">grid </text:span><text:span text:style-name="T7">on</text:span></text:p>
      <text:p text:style-name="P2"><text:soft-page-break/><text:span text:style-name="T21">Output for <text:s/>a=7141; b=54773; x0=1; m=259200; :</text:span><text:span text:style-name="T20"> </text:span><text:s/></text:p>
      <text:p text:style-name="P2"/>
      <text:p text:style-name="P2">Period</text:p>
      <text:p text:style-name="P2"><text:s text:c="6"/>1</text:p>
      <text:p text:style-name="P2"/>
      <text:p text:style-name="P2">Period</text:p>
      <text:p text:style-name="P2"><text:s text:c="6"/>259201</text:p>
      <text:p text:style-name="P2"/>
      <text:p text:style-name="P2">The mean of Outputs of Generator = 0.4978</text:p>
      <text:p text:style-name="P2"/>
      <text:p text:style-name="P2">The mean after applying the Neumann Filter = 0.4548</text:p>
      <text:p text:style-name="P3"><draw:frame draw:style-name="fr1" draw:name="graphics1" text:anchor-type="paragraph" svg:width="6.9252in" svg:height="3.3811in" draw:z-index="4"><draw:image xlink:href="Pictures/200000070000791900003B23A6AACB3B.svm" xlink:type="simple" xlink:show="embed" xlink:actuate="onLoad"/></draw:frame></text:p>
      <text:p text:style-name="P51"><draw:frame draw:style-name="fr2" draw:name="graphics2" text:anchor-type="paragraph" svg:x="0.0819in" svg:y="0.1398in" svg:width="6.9252in" svg:height="3.3791in" draw:z-index="5"><draw:image xlink:href="Pictures/200002690000790600003B10C96B100E.svm" xlink:type="simple" xlink:show="embed" xlink:actuate="onLoad"/></draw:frame></text:p>
      <text:p text:style-name="P51"><text:soft-page-break/><text:span text:style-name="T21">Output for </text:span><text:span text:style-name="T11">a=132; b=175; x0=1; m=3754;</text:span></text:p>
      <text:p text:style-name="P2"/>
      <text:p text:style-name="P2">Period</text:p>
      <text:p text:style-name="P2"><text:s text:c="6"/>1675</text:p>
      <text:p text:style-name="P2"/>
      <text:p text:style-name="P2"/>
      <text:p text:style-name="P2">The mean of Outputs of Generator = <text:s/>0.5286</text:p>
      <text:p text:style-name="P2"/>
      <text:p text:style-name="P2">The mean after applying the Neumann Filter = <text:s/>0.5000</text:p>
      <text:p text:style-name="P38"/>
      <text:p text:style-name="P38"><draw:frame draw:style-name="fr1" draw:name="graphics3" text:anchor-type="paragraph" svg:width="6.9252in" svg:height="3.3811in" draw:z-index="0"><draw:image xlink:href="Pictures/200000070000791900003B23771E439F.svm" xlink:type="simple" xlink:show="embed" xlink:actuate="onLoad"/></draw:frame></text:p>
      <text:p text:style-name="P38"><draw:frame draw:style-name="fr1" draw:name="graphics4" text:anchor-type="paragraph" svg:width="6.9252in" svg:height="3.3791in" draw:z-index="1"><draw:image xlink:href="Pictures/200002150000790600003B10309EE6F9.svm" xlink:type="simple" xlink:show="embed" xlink:actuate="onLoad"/></draw:frame></text:p>
      <text:p text:style-name="P38"/>
      <text:p text:style-name="P51"><text:soft-page-break/><text:span text:style-name="T21">Output for for </text:span><text:span text:style-name="T11">a=132; b=175; x0=1; m=37546;</text:span></text:p>
      <text:p text:style-name="P2"/>
      <text:p text:style-name="P2">Period</text:p>
      <text:p text:style-name="P2"><text:s text:c="6"/>4693</text:p>
      <text:p text:style-name="P2"/>
      <text:p text:style-name="P2"/>
      <text:p text:style-name="P2">The mean of Outputs of Generator = 0.4987</text:p>
      <text:p text:style-name="P2"/>
      <text:p text:style-name="P2"><draw:frame draw:style-name="fr2" draw:name="graphics5" text:anchor-type="paragraph" svg:x="0in" svg:y="0.4728in" svg:width="6.9252in" svg:height="3.3811in" draw:z-index="2"><draw:image xlink:href="Pictures/200000070000791900003B23A7E18BEE.svm" xlink:type="simple" xlink:show="embed" xlink:actuate="onLoad"/></draw:frame></text:p>
      <text:p text:style-name="P2">The mean after applying the Neumann Filter = 0.5002</text:p>
      <text:p text:style-name="P38"/>
      <text:p text:style-name="P38"/>
      <text:p text:style-name="P38"><draw:frame draw:style-name="fr1" draw:name="graphics6" text:anchor-type="paragraph" svg:width="6.9252in" svg:height="3.3791in" draw:z-index="3"><draw:image xlink:href="Pictures/200002150000790600003B10DE6FF734.svm" xlink:type="simple" xlink:show="embed" xlink:actuate="onLoad"/></draw:frame></text:p>
      <text:p text:style-name="P9"><text:soft-page-break/><text:s/><text:span text:style-name="T12">Statistics and Probability</text:span><text:span text:style-name="T12"> (PCA)</text:span></text:p>
      <text:p text:style-name="P21"/>
      <text:p text:style-name="P31">%% Exercise: Principle Component Analysis</text:p>
      <text:p text:style-name="P29">%</text:p>
      <text:p text:style-name="P29">% <text:s/>Instructions</text:p>
      <text:p text:style-name="P29">% <text:s/>------------</text:p>
      <text:p text:style-name="P29">%</text:p>
      <text:p text:style-name="P29">% <text:s/>This file contains code that helps you get started on the</text:p>
      <text:p text:style-name="P29">% <text:s/>exercise.</text:p>
      <text:p text:style-name="P29">% <text:s/>You have to use the functions pca, projectData, displayData, and recoverData</text:p>
      <text:p text:style-name="P29">% <text:s/>to solve the exercise.</text:p>
      <text:p text:style-name="P29">%</text:p>
      <text:p text:style-name="P29"><text:s/></text:p>
      <text:p text:style-name="P29">%% Initialization</text:p>
      <text:p text:style-name="P32"><text:span text:style-name="T3">clear ; close </text:span><text:span text:style-name="T7">all</text:span><text:span text:style-name="T3">; clc</text:span></text:p>
      <text:p text:style-name="P2"><text:s/></text:p>
      <text:p text:style-name="P2"><text:s/></text:p>
      <text:p text:style-name="P29">%% =============== Part 1: Loading and Visualizing Google house number Data =============</text:p>
      <text:p text:style-name="P29">% <text:s/>We start the exercise by first loading and visualizing the dataset.</text:p>
      <text:p text:style-name="P29">% <text:s/>The following code will load the dataset into your environment</text:p>
      <text:p text:style-name="P29">%</text:p>
      <text:p text:style-name="P32"><text:span text:style-name="T3">fprintf(</text:span><text:span text:style-name="T7">'\nLoading number dataset.\n\n'</text:span><text:span text:style-name="T3">);</text:span></text:p>
      <text:p text:style-name="P2"><text:s/></text:p>
      <text:p text:style-name="P29">% <text:s/>Load Face dataset</text:p>
      <text:p text:style-name="P29">% load ('graynumbers.mat')</text:p>
      <text:p text:style-name="P32"><text:span text:style-name="T3">load(</text:span><text:span text:style-name="T7">'dataphoto.mat'</text:span><text:span text:style-name="T3">)</text:span></text:p>
      <text:p text:style-name="P32"><text:span text:style-name="T1">for</text:span><text:span text:style-name="T3"> i=1:32</text:span></text:p>
      <text:p text:style-name="P32"><text:span text:style-name="T3"><text:s text:c="8"/></text:span><text:span text:style-name="T1">for</text:span><text:span text:style-name="T3"> j=1:32</text:span></text:p>
      <text:p text:style-name="P2"><text:s text:c="10"/>X(:,i+32*(j-1))=data(i,j,:);</text:p>
      <text:p text:style-name="P32"><text:span text:style-name="T3"><text:s text:c="8"/></text:span><text:span text:style-name="T1">end</text:span></text:p>
      <text:p text:style-name="P34">end</text:p>
      <text:p text:style-name="P29">% <text:s/>Display the first 100 numbers in the dataset</text:p>
      <text:p text:style-name="P2">displayData(X(1:100, :));</text:p>
      <text:p text:style-name="P2"><text:s/></text:p>
      <text:p text:style-name="P32"><text:span text:style-name="T3">fprintf(</text:span><text:span text:style-name="T7">'Program paused. Press enter to continue.\n'</text:span><text:span text:style-name="T3">);</text:span></text:p>
      <text:p text:style-name="P2">pause;</text:p>
      <text:p text:style-name="P2"><text:s/></text:p>
      <text:p text:style-name="P29">%% =========== Part 2: PCA on Google house number Data: Eigennumbers <text:s/>===================</text:p>
      <text:p text:style-name="P29">% <text:s/>Run PCA and visualize the eigenvectors which are in this case eigennumbers</text:p>
      <text:p text:style-name="P29">% <text:s/>We display the first 100 eigennumbers.</text:p>
      <text:p text:style-name="P29">%</text:p>
      <text:p text:style-name="P32"><text:span text:style-name="T3">fprintf([</text:span><text:span text:style-name="T7">'\nRunning PCA on number dataset.\n'</text:span><text:span text:style-name="T3"> </text:span><text:span text:style-name="T1">...</text:span></text:p>
      <text:p text:style-name="P32"><text:span text:style-name="T3"><text:s text:c="9"/></text:span><text:span text:style-name="T7">'(this mght take a minute or two ...)\n\n'</text:span><text:span text:style-name="T3">]);</text:span></text:p>
      <text:p text:style-name="P2"><text:s/></text:p>
      <text:p text:style-name="P29">% <text:s/>Before running PCA, it is important to first normalize X by subtracting </text:p>
      <text:p text:style-name="P29">% <text:s/>the mean value from each feature</text:p>
      <text:p text:style-name="P2">[X_norm, mu, sigma] = featureNormalize(X);</text:p>
      <text:p text:style-name="P2"><text:s/></text:p>
      <text:p text:style-name="P29">% ====================== YOUR CODE HERE ======================</text:p>
      <text:p text:style-name="P29">% <text:s/>Run PCA</text:p>
      <text:p text:style-name="P29"><text:s/></text:p>
      <text:p text:style-name="P2">pca(X);</text:p>
      <text:p text:style-name="P2"><text:s/></text:p>
      <text:p text:style-name="P29">% <text:s/>Visualize the top 100 eigenvectors found</text:p>
      <text:p text:style-name="P29"><text:soft-page-break/><text:s/></text:p>
      <text:p text:style-name="P2">[m, n] = size(X);</text:p>
      <text:p text:style-name="P2"><text:s/></text:p>
      <text:p text:style-name="P29">% You need to return the following variables correctly.</text:p>
      <text:p text:style-name="P2">U = zeros(n);</text:p>
      <text:p text:style-name="P2">S = zeros(n);</text:p>
      <text:p text:style-name="P2"><text:s/></text:p>
      <text:p text:style-name="P2">Sigma = (1/m) * X' * X;</text:p>
      <text:p text:style-name="P2"><text:s/></text:p>
      <text:p text:style-name="P2">[U, S, V] = svd(Sigma);</text:p>
      <text:p text:style-name="P2"><text:s/></text:p>
      <text:p text:style-name="P2"><text:s/></text:p>
      <text:p text:style-name="P2">K = 100;</text:p>
      <text:p text:style-name="P2"><text:s/></text:p>
      <text:p text:style-name="P2"><text:s/></text:p>
      <text:p text:style-name="P32"><text:span text:style-name="T3">J=U(:,1:K); <text:s text:c="2"/></text:span><text:span text:style-name="T8">% 100 of the bigest eigenvectors</text:span></text:p>
      <text:p text:style-name="P29"><text:s/></text:p>
      <text:p text:style-name="P29">% =========================================================================</text:p>
      <text:p text:style-name="P29"><text:s/></text:p>
      <text:p text:style-name="P32"><text:span text:style-name="T3">fprintf(</text:span><text:span text:style-name="T7">'Program paused. Press enter to continue.\n'</text:span><text:span text:style-name="T3">);</text:span></text:p>
      <text:p text:style-name="P2">pause;</text:p>
      <text:p text:style-name="P2"><text:s/></text:p>
      <text:p text:style-name="P2"><text:s/></text:p>
      <text:p text:style-name="P29">%% ============= Part 3: Dimension Reduction for Numbers =================</text:p>
      <text:p text:style-name="P29">% <text:s/>Project images to the eigen space using the top k eigenvectors </text:p>
      <text:p text:style-name="P29">% <text:s/>If you are applying a machine learning algorithm </text:p>
      <text:p text:style-name="P32"><text:span text:style-name="T3">fprintf(</text:span><text:span text:style-name="T7">'\nDimension reduction for number dataset.\n\n'</text:span><text:span text:style-name="T3">);</text:span></text:p>
      <text:p text:style-name="P2"><text:s/></text:p>
      <text:p text:style-name="P2"><text:s/></text:p>
      <text:p text:style-name="P32"><text:span text:style-name="T3">y = J' * X' ; </text:span><text:span text:style-name="T8">% Project the data down to 100 dimensions.</text:span></text:p>
      <text:p text:style-name="P29"><text:s/></text:p>
      <text:p text:style-name="P29">% ====================== YOUR CODE HERE ======================</text:p>
      <text:p text:style-name="P29">% project the data to the size 5000 x 100 using the eigenvectors</text:p>
      <text:p text:style-name="P29"><text:s/></text:p>
      <text:p text:style-name="P2">L = y'; </text:p>
      <text:p text:style-name="P2"><text:s/></text:p>
      <text:p text:style-name="P29">% =========================================================================</text:p>
      <text:p text:style-name="P29"><text:s/></text:p>
      <text:p text:style-name="P2">Z = y;</text:p>
      <text:p text:style-name="P2"><text:s/></text:p>
      <text:p text:style-name="P32"><text:span text:style-name="T3">fprintf(</text:span><text:span text:style-name="T7">'The projected data Z has a size of: '</text:span><text:span text:style-name="T3">)</text:span></text:p>
      <text:p text:style-name="P32"><text:span text:style-name="T3">fprintf(</text:span><text:span text:style-name="T7">'%d '</text:span><text:span text:style-name="T3">, size(Z));</text:span></text:p>
      <text:p text:style-name="P2"><text:s/></text:p>
      <text:p text:style-name="P32"><text:span text:style-name="T3">fprintf(</text:span><text:span text:style-name="T7">'\n\nProgram paused. Press enter to continue.\n'</text:span><text:span text:style-name="T3">);</text:span></text:p>
      <text:p text:style-name="P2">pause;</text:p>
      <text:p text:style-name="P2"><text:s/></text:p>
      <text:p text:style-name="P29">%% ==== Part 4: Visualization of Numbers after PCA Dimension Reduction ====</text:p>
      <text:p text:style-name="P29">% <text:s/>Project images to the eigen space using the top K eigenvectors and </text:p>
      <text:p text:style-name="P29">% <text:s/>visualize only using those K dimensions</text:p>
      <text:p text:style-name="P29">% <text:s/>Compare to the original input, which is also displayed</text:p>
      <text:p text:style-name="P29"><text:s/></text:p>
      <text:p text:style-name="P32"><text:span text:style-name="T3">fprintf(</text:span><text:span text:style-name="T7">'\nVisualizing the projected (reduced dimension) numbers.\n\n'</text:span><text:span text:style-name="T3">);</text:span></text:p>
      <text:p text:style-name="P2"><text:s/></text:p>
      <text:p text:style-name="P29">%K = 100;</text:p>
      <text:p text:style-name="P29">% ====================== YOUR CODE HERE ======================</text:p>
      <text:p text:style-name="P29">% recover the data</text:p>
      <text:p text:style-name="P2"><text:s/>Xrecover = J * y;</text:p>
      <text:p text:style-name="P2"><text:soft-page-break/><text:s/></text:p>
      <text:p text:style-name="P29">% =========================================================================</text:p>
      <text:p text:style-name="P29"><text:s/></text:p>
      <text:p text:style-name="P29">% Display normalized data</text:p>
      <text:p text:style-name="P2">subplot(1, 3, 1);</text:p>
      <text:p text:style-name="P29">% ====================== YOUR CODE HERE ======================</text:p>
      <text:p text:style-name="P2">fuki = y';</text:p>
      <text:p text:style-name="P2"><text:s/></text:p>
      <text:p text:style-name="P2">displayData(X(1:100, :));</text:p>
      <text:p text:style-name="P2"><text:s/></text:p>
      <text:p text:style-name="P29">%displayData(fuki(1:100, :));</text:p>
      <text:p text:style-name="P29"><text:s/></text:p>
      <text:p text:style-name="P29">% =========================================================================</text:p>
      <text:p text:style-name="P32"><text:span text:style-name="T3">title(</text:span><text:span text:style-name="T7">'Original Imgaes'</text:span><text:span text:style-name="T3">);</text:span></text:p>
      <text:p text:style-name="P32"><text:span text:style-name="T3">axis </text:span><text:span text:style-name="T7">square</text:span><text:span text:style-name="T3">;</text:span></text:p>
      <text:p text:style-name="P2"><text:s/></text:p>
      <text:p text:style-name="P29">% Display reconstructed data from only k eigennumbers</text:p>
      <text:p text:style-name="P2">subplot(1, 3, 2);</text:p>
      <text:p text:style-name="P29">% ====================== YOUR CODE HERE ======================</text:p>
      <text:p text:style-name="P29"><text:s/></text:p>
      <text:p text:style-name="P2">fugi = Xrecover';</text:p>
      <text:p text:style-name="P2"><text:s/></text:p>
      <text:p text:style-name="P2">displayData(fugi(1:100, :));</text:p>
      <text:p text:style-name="P2"><text:s/></text:p>
      <text:p text:style-name="P29">%subplot(1, 3, 3);</text:p>
      <text:p text:style-name="P29">%displayData(J(1:100, :)');</text:p>
      <text:p text:style-name="P29">% =========================================================================</text:p>
      <text:p text:style-name="P32"><text:span text:style-name="T3">title(</text:span><text:span text:style-name="T7">'Recovered Images'</text:span><text:span text:style-name="T3">);</text:span></text:p>
      <text:p text:style-name="P32"><text:span text:style-name="T3">axis </text:span><text:span text:style-name="T7">square</text:span><text:span text:style-name="T3">;</text:span></text:p>
      <text:p text:style-name="P2"><text:s/></text:p>
      <text:p text:style-name="P29">% Display </text:p>
      <text:p text:style-name="P2">subplot(1, 3, 3);</text:p>
      <text:p text:style-name="P29">% ====================== YOUR CODE HERE ======================</text:p>
      <text:p text:style-name="P29"><text:s/></text:p>
      <text:p text:style-name="P2">displayData(J');</text:p>
      <text:p text:style-name="P29">% =========================================================================</text:p>
      <text:p text:style-name="P32"><text:span text:style-name="T3">title(</text:span><text:span text:style-name="T7">'Principal Component Analysis(PCA) of Images'</text:span><text:span text:style-name="T3">);</text:span></text:p>
      <text:p text:style-name="P32"><text:span text:style-name="T3">axis </text:span><text:span text:style-name="T7">square</text:span><text:span text:style-name="T3">;</text:span></text:p>
      <text:p text:style-name="P2"><text:s/></text:p>
      <text:p text:style-name="P32"><text:span text:style-name="T3">fprintf(</text:span><text:span text:style-name="T7">'Program paused. Press enter to continue.\n'</text:span><text:span text:style-name="T3">);</text:span></text:p>
      <text:p text:style-name="P2">pause;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<text:soft-page-break/></text:p>
      <text:p text:style-name="P11">Output for k = 100 (the top 100 eigenvectors) :</text:p>
      <text:p text:style-name="P11"/>
      <text:p text:style-name="P11"><draw:frame draw:style-name="fr1" draw:name="graphics7" text:anchor-type="paragraph" svg:width="6.9252in" svg:height="3.3791in" draw:z-index="6"><draw:image xlink:href="Pictures/200000180000790600003B10B14D9D73.svm" xlink:type="simple" xlink:show="embed" xlink:actuate="onLoad"/></draw:frame></text:p>
      <text:p text:style-name="P11"/>
      <text:p text:style-name="P11"/>
      <text:p text:style-name="P11"><draw:frame draw:style-name="fr1" draw:name="graphics8" text:anchor-type="paragraph" svg:width="6.9252in" svg:height="3.3791in" draw:z-index="7"><draw:image xlink:href="Pictures/200000180000790600003B10F80F0167.svm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1" draw:name="graphics9" text:anchor-type="paragraph" svg:width="6.9252in" svg:height="3.3791in" draw:z-index="8"><draw:image xlink:href="Pictures/200000180000790600003B10235144C6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Output for k = 50 (the top 50 eigenvectors) :</text:p>
      <text:p text:style-name="P11"/>
      <text:p text:style-name="P11"><draw:frame draw:style-name="fr1" draw:name="graphics13" text:anchor-type="paragraph" svg:width="6.9252in" svg:height="3.3791in" draw:z-index="12"><draw:image xlink:href="Pictures/200000180000790600003B10B14D9D73.svm" xlink:type="simple" xlink:show="embed" xlink:actuate="onLoad"/></draw:frame></text:p>
      <text:p text:style-name="P11"><draw:frame draw:style-name="fr1" draw:name="graphics14" text:anchor-type="paragraph" svg:width="6.9252in" svg:height="3.3791in" draw:z-index="13"><draw:image xlink:href="Pictures/200000180000790600003B10040486EA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draw:frame draw:style-name="fr1" draw:name="graphics15" text:anchor-type="paragraph" svg:width="6.9252in" svg:height="3.3791in" draw:z-index="14"><draw:image xlink:href="Pictures/200000180000790600003B10420B0814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Output for k = 10 (the top 10 eigenvectors) :</text:p>
      <text:p text:style-name="P11"/>
      <text:p text:style-name="P11"><draw:frame draw:style-name="fr2" draw:name="graphics10" text:anchor-type="paragraph" svg:x="0in" svg:y="0in" svg:width="6.9252in" svg:height="3.3791in" draw:z-index="9"><draw:image xlink:href="Pictures/200000180000790600003B10B14D9D73.svm" xlink:type="simple" xlink:show="embed" xlink:actuate="onLoad"/></draw:frame></text:p>
      <text:p text:style-name="P11"/>
      <text:p text:style-name="P11"><draw:frame draw:style-name="fr1" draw:name="graphics11" text:anchor-type="paragraph" svg:width="6.9252in" svg:height="3.3791in" draw:z-index="10"><draw:image xlink:href="Pictures/200000180000790600003B108B9FA90B.svm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1" draw:name="graphics12" text:anchor-type="paragraph" svg:width="6.9252in" svg:height="3.3791in" draw:z-index="11"><draw:image xlink:href="Pictures/200000180000790600003B10FA06640A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Numerical Mathematics Fundamentals </text:p>
      <text:p text:style-name="P22"/>
      <text:p text:style-name="P23"><text:span text:style-name="T18">Fixed-point's method :</text:span></text:p>
      <text:p text:style-name="P23"><text:span text:style-name="T18"/></text:p>
      <text:p text:style-name="P6"><text:span text:style-name="T1">function</text:span> NUM()</text:p>
      <text:p text:style-name="P4"><text:s/></text:p>
      <text:p text:style-name="P4">x = -2:0.1:2;</text:p>
      <text:p text:style-name="P4"><text:s/></text:p>
      <text:p text:style-name="P2">figure()</text:p>
      <text:p text:style-name="P32"><text:span text:style-name="T3">plot(x,f(x),</text:span><text:span text:style-name="T7">'m-'</text:span><text:span text:style-name="T3">,</text:span><text:span text:style-name="T7">'LineWidth'</text:span><text:span text:style-name="T3">,2)</text:span></text:p>
      <text:p text:style-name="P32"><text:span text:style-name="T3">title(</text:span><text:span text:style-name="T7">'1/2 * exp(-x.^2) - x'</text:span><text:span text:style-name="T3">)</text:span></text:p>
      <text:p text:style-name="P32"><text:span text:style-name="T3">grid </text:span><text:span text:style-name="T7">on</text:span></text:p>
      <text:p text:style-name="P29">%% Translate the function into the form x = g(x)</text:p>
      <text:p text:style-name="P2">figure()</text:p>
      <text:p text:style-name="P2">ylin = x;</text:p>
      <text:p text:style-name="P32"><text:span text:style-name="T3">plot(x,ylin,</text:span><text:span text:style-name="T7">'b-'</text:span><text:span text:style-name="T3">,</text:span><text:span text:style-name="T7">'LineWidth'</text:span><text:span text:style-name="T3">,2)</text:span></text:p>
      <text:p text:style-name="P32"><text:span text:style-name="T3">grid </text:span><text:span text:style-name="T7">on</text:span></text:p>
      <text:p text:style-name="P32"><text:span text:style-name="T3">hold </text:span><text:span text:style-name="T7">on</text:span></text:p>
      <text:p text:style-name="P32"><text:span text:style-name="T3">plot(x,g(x),</text:span><text:span text:style-name="T7">'r-'</text:span><text:span text:style-name="T3">,</text:span><text:span text:style-name="T7">'LineWidth'</text:span><text:span text:style-name="T3">,2)</text:span></text:p>
      <text:p text:style-name="P32"><text:span text:style-name="T3">grid </text:span><text:span text:style-name="T7">on</text:span></text:p>
      <text:p text:style-name="P32"><text:span text:style-name="T3">title(</text:span><text:span text:style-name="T7">'Fixed-point iteration of X(n+1)=1/2 * exp(-x(n)^2)'</text:span><text:span text:style-name="T3">)</text:span></text:p>
      <text:p text:style-name="P2"><text:s/></text:p>
      <text:p text:style-name="P29">%%%%Start out iteration loop</text:p>
      <text:p text:style-name="P2">x1 = 0; </text:p>
      <text:p text:style-name="P2">x2 = g(x1);</text:p>
      <text:p text:style-name="P2"><text:s/></text:p>
      <text:p text:style-name="P29">%%%% Initial Conditions</text:p>
      <text:p text:style-name="P2">Iteration = 0 </text:p>
      <text:p text:style-name="P39"><text:span text:style-name="T2">while</text:span><text:span text:style-name="T5"> abs(x2-x1) &gt; 1e-13 <text:s/></text:span><text:span text:style-name="T9">%Answer for section f, for getting precision of 12 digits <text:s text:c="2"/></text:span></text:p>
      <text:p text:style-name="P29"/>
      <text:p text:style-name="P32"><text:span text:style-name="T3"><text:s text:c="4"/>plot([x1 x1],[x1 g(x1)],</text:span><text:span text:style-name="T7">'k-'</text:span><text:span text:style-name="T3">,</text:span><text:span text:style-name="T7">'LineWidth'</text:span><text:span text:style-name="T3">,2.5)</text:span></text:p>
      <text:p text:style-name="P32"><text:span text:style-name="T3"><text:s text:c="4"/>plot([x1 x2],[x1 g(x2)],</text:span><text:span text:style-name="T7">'k--'</text:span><text:span text:style-name="T3">,</text:span><text:span text:style-name="T7">'LineWidth'</text:span><text:span text:style-name="T3">,2.5)</text:span></text:p>
      <text:p text:style-name="P2"><text:s text:c="4"/>pause</text:p>
      <text:p text:style-name="P2"><text:s text:c="4"/>x1=x2;</text:p>
      <text:p text:style-name="P2"><text:s text:c="4"/>x2=g(x1);</text:p>
      <text:p text:style-name="P2"><text:s text:c="4"/>Iteration = Iteration + 1;</text:p>
      <text:p text:style-name="P34">end</text:p>
      <text:p text:style-name="P32"><text:span text:style-name="T3">disp(</text:span><text:span text:style-name="T7">'Number of Iteration is '</text:span><text:span text:style-name="T3">);</text:span></text:p>
      <text:p text:style-name="P2">disp(Iteration);</text:p>
      <text:p text:style-name="P2">X1=vpa(x1,14);</text:p>
      <text:p text:style-name="P2">X2=vpa(x2,14);</text:p>
      <text:p text:style-name="P2">X3=X2-X1;</text:p>
      <text:p text:style-name="P32"><text:span text:style-name="T3">disp(</text:span><text:span text:style-name="T7">'Xn+1='</text:span><text:span text:style-name="T3">);</text:span></text:p>
      <text:p text:style-name="P2">disp(X2);</text:p>
      <text:p text:style-name="P32"><text:span text:style-name="T3">disp(</text:span><text:span text:style-name="T7">'Xn='</text:span><text:span text:style-name="T3">);</text:span></text:p>
      <text:p text:style-name="P2">disp(X1);</text:p>
      <text:p text:style-name="P32"><text:span text:style-name="T3">disp(</text:span><text:span text:style-name="T7">'Xn+1 - Xn = '</text:span><text:span text:style-name="T3">);</text:span></text:p>
      <text:p text:style-name="P2">disp(X3);</text:p>
      <text:p text:style-name="P2"><text:s/></text:p>
      <text:p text:style-name="P32"><text:span text:style-name="T1">function</text:span><text:span text:style-name="T3"> out = f(x)</text:span></text:p>
      <text:p text:style-name="P2">out = 1/2 * exp(-x.^2) - x;</text:p>
      <text:p text:style-name="P2"><text:s/></text:p>
      <text:p text:style-name="P32"><text:span text:style-name="T1">function</text:span><text:span text:style-name="T3"> out = g(x)</text:span></text:p>
      <text:p text:style-name="P2"><text:s/></text:p>
      <text:p text:style-name="P29">%% 1/2 * exp(-x^2) = x ; out = x</text:p>
      <text:p text:style-name="P2"><text:soft-page-break/>out = 1/2 * exp(-x.^2);</text:p>
      <text:p text:style-name="P2"/>
      <text:p text:style-name="P50">Output :</text:p>
      <text:p text:style-name="P19">Number of Iteration is </text:p>
      <text:p text:style-name="P19"><text:s text:c="4"/><text:tab/><text:tab/><text:tab/><text:tab/><text:tab/>28</text:p>
      <text:p text:style-name="P19"/>
      <text:p text:style-name="P19">Xn+1= <text:s text:c="3"/>0.41936482401915</text:p>
      <text:p text:style-name="P19"><text:s/></text:p>
      <text:p text:style-name="P19">Xn= <text:s text:c="6"/>0.41936482401909</text:p>
      <text:p text:style-name="P19"><text:s/></text:p>
      <text:p text:style-name="P19">Xn+1 - Xn = <text:s text:c="2"/>0.000000000000063227201252402664977125823497772</text:p>
      <text:p text:style-name="P23"><draw:frame draw:style-name="fr1" draw:name="graphics17" text:anchor-type="paragraph" svg:width="6.9252in" svg:height="3.3791in" draw:z-index="16"><draw:image xlink:href="Pictures/200001310000790600003B10A95F2C12.svm" xlink:type="simple" xlink:show="embed" xlink:actuate="onLoad"/></draw:frame></text:p>
      <text:p text:style-name="P22"><draw:frame draw:style-name="fr1" draw:name="graphics18" text:anchor-type="paragraph" svg:width="6.9252in" svg:height="3.3791in" draw:z-index="17"><draw:image xlink:href="Pictures/200001560000790600003B10070D9F74.svm" xlink:type="simple" xlink:show="embed" xlink:actuate="onLoad"/></draw:frame></text:p>
      <text:p text:style-name="P22"><text:soft-page-break/></text:p>
      <text:p text:style-name="P22"/>
      <text:p text:style-name="P22"><draw:frame draw:style-name="fr1" draw:name="graphics19" text:anchor-type="paragraph" svg:width="6.9252in" svg:height="3.3791in" draw:z-index="18"><draw:image xlink:href="Pictures/200001340000790600003B103EF2534E.svm" xlink:type="simple" xlink:show="embed" xlink:actuate="onLoad"/></draw:frame></text:p>
      <text:p text:style-name="P22"/>
      <text:p text:style-name="P5"/>
      <text:p text:style-name="P5"><draw:frame draw:style-name="fr1" draw:name="graphics20" text:anchor-type="paragraph" svg:width="6.9252in" svg:height="3.3791in" draw:z-index="19"><draw:image xlink:href="Pictures/200001180000790600003B104DDB7ADE.svm" xlink:type="simple" xlink:show="embed" xlink:actuate="onLoad"/></draw:frame></text:p>
      <text:p text:style-name="P12"/>
      <text:p text:style-name="P12"/>
      <text:p text:style-name="P12"/>
      <text:p text:style-name="P12"/>
      <text:p text:style-name="P23"><text:soft-page-break/>Section b and c :</text:p>
      <text:p text:style-name="P17">First derivative of main function to find a contraction interval (-x*exp(-x^2)) is shown in below figure: </text:p>
      <text:p text:style-name="P14"/>
      <text:p text:style-name="P14"/>
      <text:p text:style-name="P14">B = <text:span text:style-name="T14">1/2 * exp(-x.^2) ;</text:span></text:p>
      <text:p text:style-name="P14"/>
      <text:p text:style-name="P19">A = diff(B);</text:p>
      <text:p text:style-name="P19"/>
      <text:p text:style-name="P19">A = -x*exp(-x^2);</text:p>
      <text:p text:style-name="P19"/>
      <text:p text:style-name="P19">ezplot(A);</text:p>
      <text:p text:style-name="P19"/>
      <text:p text:style-name="P14"/>
      <text:p text:style-name="P7"><draw:frame draw:style-name="fr3" draw:name="graphics16" text:anchor-type="paragraph" svg:width="6.9252in" svg:height="3.3791in" draw:z-index="15"><draw:image xlink:href="Pictures/200000730000790600003B10F0A63269.svm" xlink:type="simple" xlink:show="embed" xlink:actuate="onLoad"/></draw:frame></text:p>
      <text:p text:style-name="P16"/>
      <text:p text:style-name="P16">we can find out which 'L' could be 0.5 and interval could be between [-1 1]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</text:p>
      <text:p text:style-name="P18">Newton's method :</text:p>
      <text:p text:style-name="P18"/>
      <text:p text:style-name="P10">syms <text:span text:style-name="T7">x</text:span></text:p>
      <text:p text:style-name="P29">%%%% d = input('enter f(x) = \m')</text:p>
      <text:p text:style-name="P2">d= 1/2 * exp(-x.^2) - x;</text:p>
      <text:p text:style-name="P2">f = inline(d);</text:p>
      <text:p text:style-name="P2">z=diff(f(x));</text:p>
      <text:p text:style-name="P2">f1=inline(z);</text:p>
      <text:p text:style-name="P29">%%%%% x0=input('inter x0=\n')</text:p>
      <text:p text:style-name="P2">x0=0;</text:p>
      <text:p text:style-name="P2">x=x0</text:p>
      <text:p text:style-name="P32"><text:span text:style-name="T1">for</text:span><text:span text:style-name="T3"> u=0:inf</text:span></text:p>
      <text:p text:style-name="P2"><text:s text:c="4"/>y=x;</text:p>
      <text:p text:style-name="P2"><text:s text:c="4"/>x=y - (f(x)/f1(x));</text:p>
      <text:p text:style-name="P32"><text:span text:style-name="T3"><text:s text:c="4"/></text:span><text:span text:style-name="T1">if</text:span><text:span text:style-name="T3"> x==y</text:span></text:p>
      <text:p text:style-name="P32"><text:span text:style-name="T3"><text:s text:c="8"/></text:span><text:span text:style-name="T1">break</text:span></text:p>
      <text:p text:style-name="P32"><text:span text:style-name="T3"><text:s text:c="4"/></text:span><text:span text:style-name="T1">end</text:span><text:span text:style-name="T3"> <text:s text:c="3"/></text:span></text:p>
      <text:p text:style-name="P34">end</text:p>
      <text:p text:style-name="P2">Y=vpa(y,13);</text:p>
      <text:p text:style-name="P32"><text:span text:style-name="T3">disp(</text:span><text:span text:style-name="T7">'Xn+1='</text:span><text:span text:style-name="T3">);</text:span></text:p>
      <text:p text:style-name="P2">disp(Y);</text:p>
      <text:p text:style-name="P32"><text:span text:style-name="T3">disp(</text:span><text:span text:style-name="T7">'Number of Iteration is '</text:span><text:span text:style-name="T3">);</text:span></text:p>
      <text:p text:style-name="P2">disp(u);</text:p>
      <text:p text:style-name="P18"/>
      <text:p text:style-name="P18"/>
      <text:p text:style-name="P18"/>
      <text:p text:style-name="P13">output:</text:p>
      <text:p text:style-name="P13"/>
      <text:p text:style-name="P20">x0 =</text:p>
      <text:p text:style-name="P20"><text:tab/><text:tab/> 0</text:p>
      <text:p text:style-name="P20"/>
      <text:p text:style-name="P20">Xn+1=</text:p>
      <text:p text:style-name="P20"><text:tab/><text:tab/>0.4193648240191</text:p>
      <text:p text:style-name="P20"><text:s/></text:p>
      <text:p text:style-name="P20">Number of Iteration is </text:p>
      <text:p text:style-name="P20"><text:s text:c="3"/><text:tab/><text:tab/><text:tab/><text:tab/><text:tab/> <text:s/>5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8">Bisection's method :</text:p>
      <text:p text:style-name="P18"/>
      <text:p text:style-name="P10"><text:span text:style-name="T1">function</text:span> p = bisection(f,a,b)</text:p>
      <text:p text:style-name="P2">f= @(x)(1/2 * exp(-x.^2) - x);</text:p>
      <text:p text:style-name="P32"><text:span text:style-name="T3">a= 0; </text:span><text:span text:style-name="T8">% Left starting point</text:span></text:p>
      <text:p text:style-name="P32"><text:span text:style-name="T3">b= 1; </text:span><text:span text:style-name="T8">% Right starting point</text:span></text:p>
      <text:p text:style-name="P2">n=0;</text:p>
      <text:p text:style-name="P32"><text:span text:style-name="T1">if</text:span><text:span text:style-name="T3"> f(a)*f(b)&gt;0 </text:span></text:p>
      <text:p text:style-name="P32"><text:span text:style-name="T3"><text:s text:c="4"/>disp(</text:span><text:span text:style-name="T7">'Wrong choice'</text:span><text:span text:style-name="T3">)</text:span></text:p>
      <text:p text:style-name="P34">else</text:p>
      <text:p text:style-name="P2"><text:s text:c="4"/>p = (a + b)/2;</text:p>
      <text:p text:style-name="P2"><text:s text:c="4"/>error = abs(f(p));</text:p>
      <text:p text:style-name="P32"><text:span text:style-name="T3"><text:s text:c="4"/></text:span><text:span text:style-name="T1">while</text:span><text:span text:style-name="T3"> error &gt; 1e-13</text:span></text:p>
      <text:p text:style-name="P32"><text:span text:style-name="T3"><text:s text:c="8"/>n = n+1; </text:span><text:span text:style-name="T8">% Calculate number of Iteration</text:span></text:p>
      <text:p text:style-name="P32"><text:span text:style-name="T3"><text:s text:c="3"/></text:span><text:span text:style-name="T1">if</text:span><text:span text:style-name="T3"> f(a)*f(p)&lt;0 </text:span></text:p>
      <text:p text:style-name="P2"><text:s text:c="7"/>b = p;</text:p>
      <text:p text:style-name="P32"><text:span text:style-name="T3"><text:s text:c="3"/></text:span><text:span text:style-name="T1">else</text:span></text:p>
      <text:p text:style-name="P2"><text:s text:c="7"/>a = p; <text:s text:c="9"/></text:p>
      <text:p text:style-name="P32"><text:span text:style-name="T3"><text:s text:c="3"/></text:span><text:span text:style-name="T1">end</text:span></text:p>
      <text:p text:style-name="P2"><text:s text:c="4"/>p = (a + b)/2; </text:p>
      <text:p text:style-name="P2"><text:s text:c="3"/>error = abs(f(p));</text:p>
      <text:p text:style-name="P32"><text:span text:style-name="T3"><text:s text:c="4"/></text:span><text:span text:style-name="T1">end</text:span></text:p>
      <text:p text:style-name="P34">end</text:p>
      <text:p text:style-name="P2">Y=vpa(p,13);</text:p>
      <text:p text:style-name="P32"><text:span text:style-name="T3">disp(</text:span><text:span text:style-name="T7">'Root is'</text:span><text:span text:style-name="T3">);</text:span></text:p>
      <text:p text:style-name="P2">disp(Y);</text:p>
      <text:p text:style-name="P32"><text:span text:style-name="T3">disp(</text:span><text:span text:style-name="T7">'Number of Iteration is '</text:span><text:span text:style-name="T3">);</text:span></text:p>
      <text:p text:style-name="P2">disp(n);</text:p>
      <text:p text:style-name="P18"/>
      <text:p text:style-name="P18"/>
      <text:p text:style-name="P13">output:</text:p>
      <text:p text:style-name="P13"/>
      <text:p text:style-name="P20">Root is</text:p>
      <text:p text:style-name="P20"><text:tab/><text:tab/>0.4193648240191</text:p>
      <text:p text:style-name="P20"/>
      <text:p text:style-name="P20"><text:s/></text:p>
      <text:p text:style-name="P20">Number of Iteration is </text:p>
      <text:p text:style-name="P20"><text:s text:c="2"/><text:tab/><text:tab/><text:tab/><text:tab/><text:tab/> <text:s/>41</text:p>
      <text:p text:style-name="P20"/>
      <text:p text:style-name="P20"/>
      <text:p text:style-name="P16">According to the Iteration's steps which we got, we could find out the Netwon's method is the first fastest, and fixed-point's method is the second fastest and bisection's method is the slowest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-<text:page-count>2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amat Adavi</meta:initial-creator>
    <meta:creation-date>2016-12-15T09:49:39.37</meta:creation-date>
    <dc:date>2016-12-15T14:32:27.77</dc:date>
    <dc:creator>Karamat Adavi</dc:creator>
    <meta:editing-duration>PT2H30M36S</meta:editing-duration>
    <meta:editing-cycles>25</meta:editing-cycles>
    <meta:generator>OpenOffice/4.1.3$Win32 OpenOffice.org_project/413m1$Build-9783</meta:generator>
    <meta:printed-by>Karamat Adavi</meta:printed-by>
    <meta:print-date>2016-12-15T14:31:51.30</meta:print-date>
    <meta:document-statistic meta:table-count="0" meta:image-count="20" meta:object-count="0" meta:page-count="21" meta:paragraph-count="427" meta:word-count="1324" meta:character-count="9803"/>
  </office:meta>
</office:document-meta>
</file>